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color="#2a6099" loext:opacity="100%"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T1" style:family="text">
      <style:text-properties officeooo:rsid="001a4de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“<text:span text:style-name="Strong_20_Emphasis">Car Collection” Web Application </text:span><text:span text:style-name="Strong_20_Emphasis"><text:span text:style-name="T1">Part1</text:span></text:span>: <text:s text:c="26"/><text:span text:style-name="T2"><text:s/></text:span><text:span text:style-name="T3"><text:s/></text:span></text:p>
      <text:p text:style-name="P1"/>
      <text:h text:style-name="Heading_20_2" text:outline-level="2"><text:span text:style-name="Strong_20_Emphasis"><text:s/>1️</text:span><text:span text:style-name="Strong_20_Emphasis"><text:span text:style-name="T1">)</text:span></text:span><text:span text:style-name="Strong_20_Emphasis"> Home Page (Index.cshtml)</text:span></text:h>
      <text:p text:style-name="Text_20_body"><text:span text:style-name="Strong_20_Emphasis">Welcome Section</text:span> – Displays <text:span text:style-name="Strong_20_Emphasis">“Welcome to Car Collection”</text:span> with a short description.<text:line-break/><text:span text:style-name="Strong_20_Emphasis">Featured Cars Section</text:span> – Showcases a <text:span text:style-name="Strong_20_Emphasis">list of selected cars</text:span> with images, names, and brief descriptions.<text:line-break/><text:span text:style-name="Strong_20_Emphasis">Navigation Bar</text:span> – Allows users to <text:span text:style-name="Strong_20_Emphasis">switch between pages (Home, Cars, Compare, About, Contact, Reviews).</text:span><text:line-break/><text:span text:style-name="Strong_20_Emphasis">Mobile Responsive Layout</text:span> – The UI adjusts on <text:span text:style-name="Strong_20_Emphasis">different screen sizes.</text:span></text:p>
      <text:p text:style-name="Text_20_body"><text:s/><text:span text:style-name="Strong_20_Emphasis">Needs Improvement</text:span>:</text:p>
      <text:list text:style-name="L1">
        <text:list-item>
          <text:p text:style-name="P2">UI layout can be <text:span text:style-name="Strong_20_Emphasis">optimized for better alignment.</text:span> </text:p>
        </text:list-item>
      </text:list>
      <text:p text:style-name="Horizontal_20_Line"/>
      <text:h text:style-name="Heading_20_2" text:outline-level="2"><text:span text:style-name="Strong_20_Emphasis"><text:s/>2️</text:span><text:span text:style-name="Strong_20_Emphasis"><text:span text:style-name="T1">)</text:span></text:span><text:span text:style-name="Strong_20_Emphasis"> Cars Page (Cars.cshtml)</text:span></text:h>
      <text:p text:style-name="Text_20_body"><text:s/><text:span text:style-name="Strong_20_Emphasis">Dynamic Car Listing</text:span> – Displays <text:span text:style-name="Strong_20_Emphasis">all available cars</text:span> using a dictionary-based model.<text:line-break/> <text:span text:style-name="Strong_20_Emphasis">Car Cards with Images</text:span> – Each car <text:span text:style-name="Strong_20_Emphasis">has an image, title, and "View Details" button</text:span>.<text:line-break/> <text:span text:style-name="Strong_20_Emphasis">Details Button</text:span> – Clicking it <text:span text:style-name="Strong_20_Emphasis">redirects to the Car Details page</text:span> with more specifications.<text:line-break/> <text:span text:style-name="Strong_20_Emphasis">Basic Bootstrap Styling</text:span></text:p>
      <text:p text:style-name="Text_20_body"><text:s/><text:span text:style-name="Strong_20_Emphasis">Needs Improvement</text:span>:</text:p>
      <text:list text:style-name="L2">
        <text:list-item>
          <text:p text:style-name="P3">Fix image <text:span text:style-name="Strong_20_Emphasis">cropping issues</text:span> (some images are cut off). </text:p>
        </text:list-item>
        <text:list-item>
          <text:p text:style-name="P4">Implement <text:span text:style-name="Strong_20_Emphasis">filters</text:span> (filter by car type, price,). </text:p>
        </text:list-item>
      </text:list>
      <text:p text:style-name="Horizontal_20_Line"/>
      <text:h text:style-name="Heading_20_2" text:outline-level="2"><text:span text:style-name="Strong_20_Emphasis"><text:s/>3️</text:span><text:span text:style-name="Strong_20_Emphasis"><text:span text:style-name="T1">)</text:span></text:span><text:span text:style-name="Strong_20_Emphasis"> Car Details Page (CarDetails.cshtml)</text:span></text:h>
      <text:p text:style-name="Text_20_body"><text:s/><text:span text:style-name="Strong_20_Emphasis">Dynamic Car Information</text:span> – Displays <text:span text:style-name="Strong_20_Emphasis">full details</text:span> of a selected car.<text:line-break/> <text:span text:style-name="Strong_20_Emphasis">Specifications</text:span> – Engine, Horsepower, Torque, Speed, and Image.<text:line-break/> <text:span text:style-name="Strong_20_Emphasis">Images for Each Car</text:span> – Car details page <text:span text:style-name="Strong_20_Emphasis">loads the correct image dynamically.</text:span><text:line-break/> <text:span text:style-name="Strong_20_Emphasis">Navigation Button</text:span> – Back to <text:span text:style-name="Strong_20_Emphasis">Cars Page</text:span></text:p>
      <text:p text:style-name="Text_20_body"><text:s/><text:span text:style-name="Strong_20_Emphasis">Needs Improvement</text:span>:</text:p>
      <text:list text:style-name="L3">
        <text:list-item>
          <text:p text:style-name="P5">Add <text:span text:style-name="Strong_20_Emphasis">extra car images (gallery style)</text:span> for a better user experience. </text:p>
        </text:list-item>
        <text:list-item>
          <text:p text:style-name="P6">Improve <text:span text:style-name="Strong_20_Emphasis">styling</text:span> (center text, larger fonts). </text:p>
        </text:list-item>
      </text:list>
      <text:p text:style-name="Horizontal_20_Line"/>
      <text:h text:style-name="Heading_20_2" text:outline-level="2"><text:span text:style-name="Strong_20_Emphasis"><text:s/>4️</text:span><text:span text:style-name="Strong_20_Emphasis"><text:span text:style-name="T1">)</text:span></text:span><text:span text:style-name="Strong_20_Emphasis"> Compare Cars Page (Compare.cshtml)</text:span></text:h>
      <text:p text:style-name="Text_20_body"><text:s/><text:span text:style-name="Strong_20_Emphasis">Basic Page Created</text:span> – The page <text:span text:style-name="Strong_20_Emphasis">exists</text:span> but <text:span text:style-name="Strong_20_Emphasis">needs improvements</text:span>.<text:line-break/> <text:span text:style-name="Strong_20_Emphasis">Navigation Link Added</text:span></text:p>
      <text:p text:style-name="Text_20_body"><text:soft-page-break/><text:s/><text:span text:style-name="Strong_20_Emphasis">Needs Improvement</text:span>:</text:p>
      <text:list text:style-name="L4">
        <text:list-item>
          <text:p text:style-name="P7">Implement <text:span text:style-name="Strong_20_Emphasis">car selection logic</text:span> to compare multiple cars. </text:p>
        </text:list-item>
        <text:list-item>
          <text:p text:style-name="P8">Display <text:span text:style-name="Strong_20_Emphasis">side-by-side tables</text:span> for easier comparison. </text:p>
        </text:list-item>
      </text:list>
      <text:p text:style-name="Horizontal_20_Line"/>
      <text:h text:style-name="Heading_20_2" text:outline-level="2"><text:span text:style-name="Strong_20_Emphasis"><text:s/>5️</text:span><text:span text:style-name="Strong_20_Emphasis"><text:span text:style-name="T1">)</text:span></text:span><text:span text:style-name="Strong_20_Emphasis"> Reviews Page (Reviews.cshtml)</text:span></text:h>
      <text:p text:style-name="Text_20_body"><text:s/><text:span text:style-name="Strong_20_Emphasis">Dynamic Customer Reviews Section</text:span><text:line-break/> <text:span text:style-name="Strong_20_Emphasis">Displays Reviews in Greek &amp; English</text:span><text:line-break/> <text:span text:style-name="Strong_20_Emphasis">Review Layout Fixed (Centered &amp; Styled)</text:span></text:p>
      <text:p text:style-name="Text_20_body"><text:s/><text:span text:style-name="Strong_20_Emphasis">Needs Improvement</text:span>:</text:p>
      <text:list text:style-name="L5">
        <text:list-item>
          <text:p text:style-name="P9">Allow users to <text:span text:style-name="Strong_20_Emphasis">submit their own reviews</text:span>. </text:p>
        </text:list-item>
        <text:list-item>
          <text:p text:style-name="P10">Add <text:span text:style-name="Strong_20_Emphasis">pagination</text:span> (for handling many reviews). </text:p>
        </text:list-item>
      </text:list>
      <text:p text:style-name="Horizontal_20_Line"/>
      <text:h text:style-name="Heading_20_2" text:outline-level="2"><text:span text:style-name="Strong_20_Emphasis"><text:s/>6️</text:span><text:span text:style-name="Strong_20_Emphasis"><text:span text:style-name="T1">)</text:span></text:span><text:span text:style-name="Strong_20_Emphasis"> About &amp; Contact Page (About.cshtml &amp; Contact.cshtml)</text:span></text:h>
      <text:p text:style-name="Text_20_body"><text:s/><text:span text:style-name="Strong_20_Emphasis">About Section</text:span> – Displays <text:span text:style-name="Strong_20_Emphasis">company info &amp; mission.</text:span><text:line-break/> <text:span text:style-name="Strong_20_Emphasis">Contact Section</text:span> – <text:span text:style-name="Strong_20_Emphasis">Basic contact details &amp; support information.</text:span><text:line-break/> <text:span text:style-name="Strong_20_Emphasis">Navigation Included</text:span></text:p>
      <text:p text:style-name="Text_20_body"><text:s/><text:span text:style-name="Strong_20_Emphasis">Needs Improvement</text:span>:</text:p>
      <text:list text:style-name="L6">
        <text:list-item>
          <text:p text:style-name="P11">Add <text:span text:style-name="Strong_20_Emphasis">Contact Form</text:span> for user inquiries. </text:p>
        </text:list-item>
        <text:list-item>
          <text:p text:style-name="P12">Include <text:span text:style-name="Strong_20_Emphasis">FAQ section</text:span> for common questions. </text:p>
        </text:list-item>
      </text:list>
      <text:p text:style-name="Horizontal_20_Line"/>
      <text:h text:style-name="Heading_20_3" text:outline-level="3"><text:span text:style-name="Strong_20_Emphasis"><text:s/>Missing Features / Needs More Work</text:span></text:h>
      <text:p text:style-name="Text_20_body"><text:s/><text:span text:style-name="Strong_20_Emphasis">Search &amp; Filters for Cars</text:span><text:line-break/> <text:span text:style-name="Strong_20_Emphasis">Car Comparison Functionality</text:span><text:line-break/> <text:span text:style-name="Strong_20_Emphasis">Rental &amp; Purchase Prices Section (should be more dynamic)</text:span><text:line-break/> <text:span text:style-name="Strong_20_Emphasis">Admin Dashboard (not yet implemented)</text:span><text:line-break/> <text:span text:style-name="Strong_20_Emphasis">User Authentication (Login/Signup System missing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15:39:13.855000000</meta:creation-date>
    <dc:date>2025-03-09T17:02:31.206000000</dc:date>
    <meta:editing-duration>PT7M49S</meta:editing-duration>
    <meta:editing-cycles>3</meta:editing-cycles>
    <meta:generator>LibreOffice/24.8.5.1$Windows_X86_64 LibreOffice_project/8e3f91296d65a47712b8a390b4731fa5a2f6c9af</meta:generator>
    <meta:document-statistic meta:table-count="0" meta:image-count="0" meta:object-count="0" meta:page-count="2" meta:paragraph-count="32" meta:word-count="342" meta:character-count="2397" meta:non-whitespace-character-count="2009"/>
  </office:meta>
</office:document-meta>
</file>